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Text_20_body" style:list-style-name="L4">
    </style:style>
    <style:style style:name="P6"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y 22, 2024 (01:30: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elp you develop good lab habits,</text:p>
        </text:list-item>
        <text:list-item>
          <text:p text:style-name="P1">To declare, assign, and display variables of different datatypes,</text:p>
        </text:list-item>
        <text:list-item>
          <text:p text:style-name="P1">To understand how to use arithmetic operators,</text:p>
        </text:list-item>
        <text:list-item>
          <text:p text:style-name="P1">To experience the differences in numerical datatypes,</text:p>
        </text:list-item>
        <text:list-item>
          <text:p text:style-name="P1">To learn how to “cast” between numerical datatypes,</text:p>
        </text:list-item>
        <text:list-item>
          <text:p text:style-name="P1">To understand what types of operations are “legal”.</text:p>
        </text:list-item>
      </text:list>
      <text:h text:style-name="Heading_20_1" text:outline-level="1"><text:bookmark-start text:name="numerical-datatypes"/>Numerical Datatypes<text:bookmark-end text:name="numerical-datatypes"/></text:h>
      <text:p text:style-name="First_20_paragraph">For this part, it is recommended to have the <text:a xlink:type="simple" xlink:href="../labs/Casting/../../datatypes_in_csharp.html" office:name=""><text:span text:style-name="Definition">datatypes cheatsheet</text:span></text:a> readily available. Note that there are numerous references at the bottom of the cheatsheat. You are encouraged to open those links and have a look at the official documentation, if you have not already done so. Being able to reference the official documentation will help you in your studies.</text:p>
      <text:h text:style-name="Heading_20_2" text:outline-level="2"><text:bookmark-start text:name="literals-and-variables"/>Literals and Variables<text:bookmark-end text:name="literals-and-variables"/></text:h>
      <text:p text:style-name="First_20_paragraph"><text:span text:style-name="T1">This part should first be attempted using pen and paper before using an IDE.</text:span></text:p>
      <text:p text:style-name="Text_20_body">Assume we have the following statements:</text:p>
      <text:p text:style-name="Preformatted_20_Text">
<text:span text:style-name="DataTypeTok">int</text:span><text:span text:style-name="NormalTok"><text:s text:c="1"/>a </text:span><text:span text:style-name="OperatorTok">=</text:span><text:span text:style-name="NormalTok"><text:s text:c="1"/></text:span><text:span text:style-name="DecValTok">21</text:span><text:span text:style-name="OperatorTok">,</text:span><text:span text:style-name="NormalTok"><text:s text:c="1"/>b </text:span><text:span text:style-name="OperatorTok">=</text:span><text:span text:style-name="NormalTok"><text:s text:c="1"/></text:span><text:span text:style-name="DecValTok">4</text:span><text:span text:style-name="OperatorTok">;</text:span>
</text:p>
      <text:p text:style-name="Preformatted_20_Text">
<text:span text:style-name="DataTypeTok">float</text:span><text:span text:style-name="NormalTok"><text:s text:c="1"/>f </text:span><text:span text:style-name="OperatorTok">=</text:span><text:span text:style-name="NormalTok"><text:s text:c="1"/></text:span><text:span text:style-name="FloatTok">2.5000000f</text:span><text:span text:style-name="OperatorTok">;</text:span>
</text:p>
      <text:p text:style-name="Preformatted_20_Text">
<text:span text:style-name="DataTypeTok">double</text:span><text:span text:style-name="NormalTok"><text:s text:c="1"/>d </text:span><text:span text:style-name="OperatorTok">=</text:span><text:span text:style-name="NormalTok"><text:s text:c="1"/></text:span><text:span text:style-name="OperatorTok">-</text:span><text:span text:style-name="FloatTok">1.3</text:span><text:span text:style-name="OperatorTok">;</text:span>
</text:p>
      <text:p text:style-name="Preformatted_20_Text">
<text:span text:style-name="DataTypeTok">decimal</text:span><text:span text:style-name="NormalTok"><text:s text:c="1"/>m </text:span><text:span text:style-name="OperatorTok">=</text:span><text:span text:style-name="NormalTok"><text:s text:c="1"/></text:span><text:span text:style-name="FloatTok">2.5m</text:span><text:span text:style-name="OperatorTok">;</text:span>
</text:p>
      <text:p text:style-name="First_20_paragraph">Answer the following:</text:p>
      <text:list text:style-name="L2">
        <text:list-item>
          <text:p text:style-name="P2">How many variables are declared?</text:p>
        </text:list-item>
        <text:list-item>
          <text:p text:style-name="P2">For each of those variables, give their name, datatype, and value.</text:p>
        </text:list-item>
      </text:list>
      <text:p text:style-name="First_20_paragraph">Solution:</text:p>
      <text:p text:style-name="Text_20_body">There are 5 variable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Name</text:p>
            </table:table-cell>
            <table:table-cell table:style-name="TableHeaderRowCell" office:value-type="string">
              <text:p text:style-name="Table_20_Heading">Datatype</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text:span text:style-name="Source_Text"><text:span text:style-name="NormalTok">a</text:span></text:span></text:p>
          </table:table-cell>
          <table:table-cell table:style-name="TableRowCell" office:value-type="string">
            <text:p text:style-name="Table_20_Contents"><text:span text:style-name="Source_Text"><text:span text:style-name="DataTypeTok">int</text:span></text:span></text:p>
          </table:table-cell>
          <table:table-cell table:style-name="TableRowCell" office:value-type="string">
            <text:p text:style-name="Table_20_Contents">21</text:p>
          </table:table-cell>
        </table:table-row>
        <table:table-row>
          <table:table-cell table:style-name="TableRowCell" office:value-type="string">
            <text:p text:style-name="Table_20_Contents"><text:span text:style-name="Source_Text"><text:span text:style-name="NormalTok">b</text:span></text:span></text:p>
          </table:table-cell>
          <table:table-cell table:style-name="TableRowCell" office:value-type="string">
            <text:p text:style-name="Table_20_Contents"><text:span text:style-name="Source_Text"><text:span text:style-name="DataTypeTok">int</text:span></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Source_Text"><text:span text:style-name="NormalTok">f</text:span></text:span></text:p>
          </table:table-cell>
          <table:table-cell table:style-name="TableRowCell" office:value-type="string">
            <text:p text:style-name="Table_20_Contents"><text:span text:style-name="Source_Text"><text:span text:style-name="DataTypeTok">float</text:span></text:span></text:p>
          </table:table-cell>
          <table:table-cell table:style-name="TableRowCell" office:value-type="string">
            <text:p text:style-name="Table_20_Contents">2.5000000</text:p>
          </table:table-cell>
        </table:table-row>
        <table:table-row>
          <table:table-cell table:style-name="TableRowCell" office:value-type="string">
            <text:p text:style-name="Table_20_Contents"><text:span text:style-name="Source_Text"><text:span text:style-name="NormalTok">d</text:span></text:span></text:p>
          </table:table-cell>
          <table:table-cell table:style-name="TableRowCell" office:value-type="string">
            <text:p text:style-name="Table_20_Contents"><text:span text:style-name="Source_Text"><text:span text:style-name="DataTypeTok">double</text:span></text:span></text:p>
          </table:table-cell>
          <table:table-cell table:style-name="TableRowCell" office:value-type="string">
            <text:p text:style-name="Table_20_Contents">-1.3</text:p>
          </table:table-cell>
        </table:table-row>
        <table:table-row>
          <table:table-cell table:style-name="TableRowCell" office:value-type="string">
            <text:p text:style-name="Table_20_Contents"><text:span text:style-name="Source_Text"><text:span text:style-name="NormalTok">m</text:span></text:span></text:p>
          </table:table-cell>
          <table:table-cell table:style-name="TableRowCell" office:value-type="string">
            <text:p text:style-name="Table_20_Contents"><text:span text:style-name="Source_Text"><text:span text:style-name="DataTypeTok">decimal</text:span></text:span></text:p>
          </table:table-cell>
          <table:table-cell table:style-name="TableRowCell" office:value-type="string">
            <text:p text:style-name="Table_20_Contents">2.5</text:p>
          </table:table-cell>
        </table:table-row>
      </table:table>
      <text:h text:style-name="Heading_20_2" text:outline-level="2"><text:bookmark-start text:name="operations"/>Operations<text:bookmark-end text:name="operations"/></text:h>
      <text:p text:style-name="First_20_paragraph">Consider the following expressions, all of which use the variables we declared above. For each of them, decide if they are legal, and if so, determine the result and its corresponding datatype. The first two are given as example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Source_Text"><text:span text:style-name="NormalTok">a </text:span><text:span text:style-name="OperatorTok">+</text:span><text:span text:style-name="NormalTok"><text:s text:c="1"/>d</text:span></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Source_Text"><text:span text:style-name="DataTypeTok">double</text:span></text:span></text:p>
          </table:table-cell>
        </table:table-row>
        <table:table-row>
          <table:table-cell table:style-name="TableRowCell" office:value-type="string">
            <text:p text:style-name="Table_20_Contents"><text:span text:style-name="Source_Text"><text:span text:style-name="NormalTok">m </text:span><text:span text:style-name="OperatorTok">+</text:span><text:span text:style-name="NormalTok"><text:s text:c="1"/>f</text:span></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Source_Text"><text:span text:style-name="NormalTok">a </text:span><text:span text:style-name="OperatorTok">/</text:span><text:span text:style-name="NormalTok"><text:s text:c="1"/>b</text:span></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Source_Text"><text:span text:style-name="NormalTok">b </text:span><text:span text:style-name="OperatorTok">*</text:span><text:span text:style-name="NormalTok"><text:s text:c="1"/>f</text:span></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Source_Text"><text:span text:style-name="NormalTok">d </text:span><text:span text:style-name="OperatorTok">+</text:span><text:span text:style-name="NormalTok"><text:s text:c="1"/>f</text:span></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Source_Text"><text:span text:style-name="NormalTok">d </text:span><text:span text:style-name="OperatorTok">+</text:span><text:span text:style-name="NormalTok"><text:s text:c="1"/>b</text:span></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Source_Text"><text:span text:style-name="NormalTok">a </text:span><text:span text:style-name="OperatorTok">+</text:span><text:span text:style-name="NormalTok"><text:s text:c="1"/>m</text:span></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Source_Text"><text:span text:style-name="NormalTok">f </text:span><text:span text:style-name="OperatorTok">/</text:span><text:span text:style-name="NormalTok"><text:s text:c="1"/>m</text:span></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Source_Text"><text:span text:style-name="NormalTok">d </text:span><text:span text:style-name="OperatorTok">*</text:span><text:span text:style-name="NormalTok"><text:s text:c="1"/>m</text:span></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3">Add in your program the following:</text:p>
          <text:p text:style-name="Preformatted_20_Text">
<text:span text:style-name="DataTypeTok">float</text:span><text:span text:style-name="NormalTok"><text:s text:c="1"/>floatVar </text:span><text:span text:style-name="OperatorTok">=</text:span><text:span text:style-name="NormalTok"><text:s text:c="1"/></text:span><text:span text:style-name="FloatTok">4.3f</text:span><text:span text:style-name="OperatorTok">;</text:span>
</text:p>
          <text:p text:style-name="Preformatted_20_Text">
<text:span text:style-name="DataTypeTok">int</text:span><text:span text:style-name="NormalTok"><text:s text:c="1"/>intVar </text:span><text:span text:style-name="OperatorTok">=</text:span><text:span text:style-name="NormalTok"><text:s text:c="1"/>floatVar</text:span><text:span text:style-name="OperatorTok">;</text:span><text:span text:style-name="NormalTok"><text:s text:c="1"/></text:span><text:span text:style-name="CommentTok">// This statement will give you an error</text:span>
</text:p>
          <text:p text:style-name="P3">You will get an error that reads</text:p>
          <text:p text:style-name="P4">Cannot implicitly convert type 'float' to 'int'. An explicit conversion exists (are you missing a cast?)</text:p>
          <text:p text:style-name="P3">Can you explain it?</text:p>
        </text:list-item>
        <text:list-item>
          <text:p text:style-name="P3">Your IDE is suggesting that we use a “cast” to “force” C# to store the value of the variable <text:span text:style-name="Source_Text"><text:span text:style-name="NormalTok">floatVar</text:span></text:span> into the variable <text:span text:style-name="Source_Text"><text:span text:style-name="NormalTok">intVar</text:span></text:span>. To do so, replace the statement</text:p>
          <text:p text:style-name="Preformatted_20_Text">
<text:span text:style-name="DataTypeTok">int</text:span><text:span text:style-name="NormalTok"><text:s text:c="1"/>intVar </text:span><text:span text:style-name="OperatorTok">=</text:span><text:span text:style-name="NormalTok"><text:s text:c="1"/>floatVar</text:span><text:span text:style-name="OperatorTok">;</text:span><text:span text:style-name="NormalTok"><text:s text:c="1"/></text:span><text:span text:style-name="CommentTok">// This statement will give you an error</text:span>
</text:p>
          <text:p text:style-name="P3">with the following:</text:p>
          <text:p text:style-name="Preformatted_20_Text">
<text:span text:style-name="DataTypeTok">int</text:span><text:span text:style-name="NormalTok"><text:s text:c="1"/>intVar </text:span><text:span text:style-name="OperatorTok">=</text:span><text:span text:style-name="NormalTok"><text:s text:c="1"/></text:span><text:span text:style-name="OperatorTok">(</text:span><text:span text:style-name="DataTypeTok">int</text:span><text:span text:style-name="OperatorTok">)</text:span><text:span text:style-name="NormalTok">floatVar</text:span><text:span text:style-name="OperatorTok">;</text:span><text:span text:style-name="NormalTok"><text:s text:c="1"/></text:span><text:span text:style-name="CommentTok">// This statement will compile</text:span>
</text:p>
        </text:list-item>
        <text:list-item>
          <text:p text:style-name="P3">Using a <text:span text:style-name="Source_Text"><text:span text:style-name="NormalTok">Console</text:span><text:span text:style-name="OperatorTok">.</text:span><text:span text:style-name="FunctionTok">WriteLine</text:span></text:span> statement, observe the value stored in <text:span text:style-name="Source_Text"><text:span text:style-name="NormalTok">intVar</text:span></text:span>. Can you tell if the value stored in <text:span text:style-name="Source_Text"><text:span text:style-name="NormalTok">floatVar</text:span></text:span> was rounded or truncated before being stored in the variable <text:span text:style-name="Source_Text"><text:span text:style-name="NormalTok">intVar</text:span></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5">Look back at the warning given by the IDE. It uses the term “implicitly convert” before introducing the cast operator.</text:p>
        </text:list-item>
        <text:list-item>
          <text:p text:style-name="P5">While you needed a cast to convert a <text:span text:style-name="Source_Text"><text:span text:style-name="DataTypeTok">float</text:span></text:span> to an <text:span text:style-name="Source_Text"><text:span text:style-name="DataTypeTok">int</text:span></text:span>, do you need one to convert an <text:span text:style-name="Source_Text"><text:span text:style-name="DataTypeTok">int</text:span></text:span> to a <text:span text:style-name="Source_Text"><text:span text:style-name="DataTypeTok">float</text:span></text:span>? Try the following:</text:p>
          <text:p text:style-name="Preformatted_20_Text">
<text:span text:style-name="DataTypeTok">int</text:span><text:span text:style-name="NormalTok"><text:s text:c="1"/>intVar </text:span><text:span text:style-name="OperatorTok">=</text:span><text:span text:style-name="NormalTok"><text:s text:c="1"/></text:span><text:span text:style-name="DecValTok">21</text:span><text:span text:style-name="OperatorTok">;</text:span>
</text:p>
          <text:p text:style-name="Preformatted_20_Text">
<text:span text:style-name="DataTypeTok">float</text:span><text:span text:style-name="NormalTok"><text:s text:c="1"/>floatVar </text:span><text:span text:style-name="OperatorTok">=</text:span><text:span text:style-name="NormalTok"><text:s text:c="1"/>intVar</text:span><text:span text:style-name="OperatorTok">;</text:span><text:span text:style-name="NormalTok"><text:s text:c="1"/></text:span><text:span text:style-name="CommentTok">// Does this need a cast?</text:span>
</text:p>
          <text:p text:style-name="P5">Generally, you need an explicit cast if an implicit conversion would lead to data loss. Since all possible <text:span text:style-name="Source_Text"><text:span text:style-name="DataTypeTok">int</text:span></text:span> values are also valid <text:span text:style-name="Source_Text"><text:span text:style-name="DataTypeTok">float</text:span></text:span> values, no explicit cast is needed!</text:p>
        </text:list-item>
        <text:list-item>
          <text:p text:style-name="P5">Do these cases need an explicit cast, or will an implicit conversion work? Try them in your IDE to check your answers!</text:p>
        </text:list-item>
      </text:list>
      <text:list text:style-name="L5">
        <text:list-item>
          <text:p text:style-name="P6"><text:span text:style-name="Source_Text"><text:span text:style-name="DataTypeTok">double</text:span></text:span> to <text:span text:style-name="Source_Text"><text:span text:style-name="DataTypeTok">int</text:span></text:span></text:p>
        </text:list-item>
        <text:list-item>
          <text:p text:style-name="P6"><text:span text:style-name="Source_Text"><text:span text:style-name="DataTypeTok">int</text:span></text:span> to <text:span text:style-name="Source_Text"><text:span text:style-name="DataTypeTok">double</text:span></text:span></text:p>
        </text:list-item>
        <text:list-item>
          <text:p text:style-name="P6"><text:span text:style-name="Source_Text"><text:span text:style-name="DataTypeTok">float</text:span></text:span> to <text:span text:style-name="Source_Text"><text:span text:style-name="DataTypeTok">double</text:span></text:span></text:p>
        </text:list-item>
        <text:list-item>
          <text:p text:style-name="P6"><text:span text:style-name="Source_Text"><text:span text:style-name="DataTypeTok">double</text:span></text:span> to <text:span text:style-name="Source_Text"><text:span text:style-name="DataTypeTok">float</text:span></text:span></text:p>
        </text:list-item>
        <text:list-item>
          <text:p text:style-name="P6"><text:span text:style-name="Source_Text"><text:span text:style-name="DataTypeTok">int</text:span></text:span> to <text:span text:style-name="Source_Text"><text:span text:style-name="DataTypeTok">decimal</text:span></text:span></text:p>
        </text:list-item>
        <text:list-item>
          <text:p text:style-name="P6"><text:span text:style-name="Source_Text"><text:span text:style-name="DataTypeTok">decimal</text:span></text:span> to <text:span text:style-name="Source_Text"><text:span text:style-name="DataTypeTok">float</text:span></text:span></text:p>
        </text:list-item>
        <text:list-item>
          <text:p text:style-name="P6"><text:span text:style-name="Source_Text"><text:span text:style-name="DataTypeTok">float</text:span></text:span> to <text:span text:style-name="Source_Text"><text:span text:style-name="DataTypeTok">decimal</text:span></text:span></text:p>
        </text:list-item>
      </text:list>
      <text:p text:style-name="First_20_paragraph">That last result may have been surprising. While <text:span text:style-name="Source_Text"><text:span text:style-name="DataTypeTok">decimal</text:span></text:span> has higher precision than <text:span text:style-name="Source_Text"><text:span text:style-name="DataTypeTok">float</text:span></text:span> and <text:span text:style-name="Source_Text"><text:span text:style-name="DataTypeTok">double</text:span></text:span>, it requires an explicit cast from either of those types, as you would be attempting to “force” imprecise data into a datatype that is supposedly extremely precise. Think about measuring wood with an inaccurate tape measure and then cutting it with laser precision; that is what storing a <text:span text:style-name="Source_Text"><text:span text:style-name="DataTypeTok">float</text:span></text:span> as a <text:span text:style-name="Source_Text"><text:span text:style-name="DataTypeTok">decimal</text:span></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07Z</meta:creation-date>
    <dc:date>2024-05-22T17:31:07Z</dc:date>
    <meta:user-defined meta:name="date" meta:value-type="string">May  22, 2024 (01:30: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